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88cm" fo:margin-left="-0.561cm" table:align="left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3.51cm"/>
    </style:style>
    <style:style style:name="Table1.D" style:family="table-column">
      <style:table-column-properties style:column-width="2.381cm"/>
    </style:style>
    <style:style style:name="Table1.F" style:family="table-column">
      <style:table-column-properties style:column-width="1.732cm"/>
    </style:style>
    <style:style style:name="Table1.G" style:family="table-column">
      <style:table-column-properties style:column-width="1.757cm"/>
    </style:style>
    <style:style style:name="Table1.H" style:family="table-column">
      <style:table-column-properties style:column-width="1.274cm"/>
    </style:style>
    <style:style style:name="Table1.I" style:family="table-column">
      <style:table-column-properties style:column-width="1.42cm"/>
    </style:style>
    <style:style style:name="Table1.J" style:family="table-column">
      <style:table-column-properties style:column-width="1.131cm"/>
    </style:style>
    <style:style style:name="Table1.K" style:family="table-column">
      <style:table-column-properties style:column-width="1.275cm"/>
    </style:style>
    <style:style style:name="Table1.L" style:family="table-column">
      <style:table-column-properties style:column-width="3.776cm"/>
    </style:style>
    <style:style style:name="Table1.M" style:family="table-column">
      <style:table-column-properties style:column-width="1.755cm"/>
    </style:style>
    <style:style style:name="Table1.N" style:family="table-column">
      <style:table-column-properties style:column-width="1.48cm"/>
    </style:style>
    <style:style style:name="Table1.1" style:family="table-row">
      <style:table-row-properties style:min-row-height="0.025cm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N2" style:family="table-cell">
      <style:table-cell-properties style:vertical-align="middle" fo:padding="0.097cm" fo:border="0.05pt solid #000000"/>
    </style:style>
    <style:style style:name="Table1.N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019cm"/>
    </style:style>
    <style:style style:name="Table1.A11" style:family="table-cell">
      <style:table-cell-properties style:vertical-align="middle" fo:padding="0.097cm" fo:border-left="none" fo:border-right="none" fo:border-top="0.05pt solid #000000" fo:border-bottom="none"/>
    </style:style>
    <style:style style:name="Table2" style:family="table">
      <style:table-properties style:width="14.598cm" fo:margin-left="4.708cm" table:align="left" style:may-break-between-rows="false"/>
    </style:style>
    <style:style style:name="Table2.A" style:family="table-column">
      <style:table-column-properties style:column-width="4.757cm"/>
    </style:style>
    <style:style style:name="Table2.B" style:family="table-column">
      <style:table-column-properties style:column-width="3.644cm"/>
    </style:style>
    <style:style style:name="Table2.C" style:family="table-column">
      <style:table-column-properties style:column-width="2.879cm"/>
    </style:style>
    <style:style style:name="Table2.D" style:family="table-column">
      <style:table-column-properties style:column-width="3.318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officeooo:paragraph-rsid="0011b0c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53ff0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1dfc9f" officeooo:paragraph-rsid="001dfc9f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8pt" officeooo:rsid="0043ffcd" officeooo:paragraph-rsid="0043ffcd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8pt" officeooo:rsid="003776c0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8pt" officeooo:rsid="003776c0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officeooo:rsid="003776c0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officeooo:rsid="0035c069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8pt" officeooo:rsid="0035c069" officeooo:paragraph-rsid="005a5298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8pt" officeooo:rsid="0035c069" officeooo:paragraph-rsid="00603f46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8pt" officeooo:rsid="0035c069" officeooo:paragraph-rsid="0063bc5b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8pt" officeooo:rsid="0035c069" officeooo:paragraph-rsid="00665fde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8pt" officeooo:rsid="0035c069" officeooo:paragraph-rsid="006fc32d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8pt" officeooo:rsid="0035c069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8pt" officeooo:paragraph-rsid="0028d88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" fo:font-size="8pt" officeooo:rsid="005852fc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8pt" officeooo:rsid="0073a2b7" officeooo:paragraph-rsid="0073a2b7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35c069" officeooo:paragraph-rsid="0035c069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3776c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3776c0" officeooo:paragraph-rsid="00603f46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3776c0" officeooo:paragraph-rsid="0061d307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3776c0" officeooo:paragraph-rsid="0062204c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5f5756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5852fc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5852fc" officeooo:paragraph-rsid="0063bc5b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1dfc9f" officeooo:paragraph-rsid="0038939d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Liberation Serif" fo:font-size="8pt" fo:font-weight="normal" officeooo:rsid="002059c8" officeooo:paragraph-rsid="006df6e3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Liberation Serif" fo:font-size="8pt" fo:font-weight="normal" officeooo:rsid="0021a8ed" officeooo:paragraph-rsid="006df6e3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paragraph-rsid="006df6e3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style:font-name="Liberation Serif" fo:font-size="8pt" fo:font-weight="normal" officeooo:paragraph-rsid="006df6e3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font-weight="bold" officeooo:rsid="001dbea4" officeooo:paragraph-rsid="006df6e3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" fo:font-size="9pt" fo:font-weight="bold" officeooo:rsid="001dbea4" officeooo:paragraph-rsid="006df6e3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9pt" fo:font-weight="bold" officeooo:rsid="00063bbb" officeooo:paragraph-rsid="006df6e3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font-weight="bold" officeooo:rsid="00063bbb" officeooo:paragraph-rsid="006df6e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font-weight="bold" officeooo:rsid="002579f5" officeooo:paragraph-rsid="006df6e3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Arial" fo:font-size="9pt" fo:font-weight="normal" officeooo:rsid="0011551f" officeooo:paragraph-rsid="006df6e3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Arial" fo:font-size="9pt" fo:font-weight="normal" officeooo:rsid="00120ae9" officeooo:paragraph-rsid="006df6e3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9pt" fo:font-weight="normal" officeooo:rsid="002579f5" officeooo:paragraph-rsid="006df6e3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erif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46" style:family="paragraph" style:parent-style-name="Standard">
      <style:text-properties officeooo:paragraph-rsid="0011b0cf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fo:font-weight="bold" officeooo:paragraph-rsid="006df6e3" style:font-size-asian="9pt" style:font-weight-asian="bold" style:font-size-complex="9pt" style:font-weight-complex="bold"/>
    </style:style>
    <style:style style:name="P48" style:family="paragraph" style:parent-style-name="Standard">
      <style:text-properties officeooo:paragraph-rsid="006df6e3"/>
    </style:style>
    <style:style style:name="P49" style:family="paragraph" style:parent-style-name="Table_20_Contents" style:list-style-name="">
      <style:paragraph-properties fo:text-align="start" style:justify-single-word="false"/>
      <style:text-properties style:font-name="Liberation Serif" fo:font-size="7pt" officeooo:paragraph-rsid="002b0ed7" style:font-size-asian="7pt" style:font-size-complex="7pt"/>
    </style:style>
    <style:style style:name="P50" style:family="paragraph" style:parent-style-name="Table_20_Contents" style:list-style-name="">
      <style:paragraph-properties fo:text-align="center" style:justify-single-word="false"/>
      <style:text-properties style:font-name="Liberation Serif" fo:font-size="7pt" officeooo:paragraph-rsid="001ecfbe" style:font-size-asian="7pt" style:font-size-complex="7pt"/>
    </style:style>
    <style:style style:name="P51" style:family="paragraph" style:parent-style-name="Table_20_Contents" style:list-style-name="">
      <style:paragraph-properties fo:text-align="center" style:justify-single-word="false"/>
      <style:text-properties style:font-name="Liberation Serif" fo:font-size="8pt" officeooo:paragraph-rsid="002b0ed7" style:font-size-asian="8pt" style:font-size-complex="8pt"/>
    </style:style>
    <style:style style:name="P52" style:family="paragraph" style:parent-style-name="Table_20_Contents" style:list-style-name="">
      <style:paragraph-properties fo:text-align="center" style:justify-single-word="false"/>
      <style:text-properties style:font-name="Liberation Serif" fo:font-size="8pt" officeooo:paragraph-rsid="001ecfbe" style:font-size-asian="8pt" style:font-size-complex="8pt"/>
    </style:style>
    <style:style style:name="P53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77b10a" style:font-size-asian="13pt" style:font-weight-asian="bold" style:font-size-complex="13pt" style:font-weight-complex="bold"/>
    </style:style>
    <style:style style:name="P54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077df8d" style:font-size-asian="11pt" style:font-weight-asian="bold" style:font-size-complex="11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none" officeooo:rsid="0026cfbf" style:font-name-complex="Arial"/>
    </style:style>
    <style:style style:name="T3" style:family="text">
      <style:text-properties style:text-underline-style="none" officeooo:rsid="00511888" style:font-name-complex="Arial"/>
    </style:style>
    <style:style style:name="T4" style:family="text">
      <style:text-properties style:text-underline-style="none" officeooo:rsid="00398346" style:font-name-complex="Arial"/>
    </style:style>
    <style:style style:name="T5" style:family="text">
      <style:text-properties style:text-underline-style="none" officeooo:rsid="00adcd69" style:font-name-complex="Arial"/>
    </style:style>
    <style:style style:name="T6" style:family="text">
      <style:text-properties style:font-name="Liberation Serif" fo:font-size="7pt" style:font-size-asian="7pt" style:font-size-complex="7pt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style:font-name="Liberation Serif" officeooo:rsid="0035c069"/>
    </style:style>
    <style:style style:name="T9" style:family="text">
      <style:text-properties officeooo:rsid="0035c069"/>
    </style:style>
    <style:style style:name="T10" style:family="text">
      <style:text-properties officeooo:rsid="0073a2b7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header-rows>
          <table:table-row table:style-name="Table1.1">
            <table:table-cell table:style-name="Table1.A1" table:number-columns-spanned="14" office:value-type="string">
              <text:p text:style-name="P3">Page <text:page-number text:select-page="current">1</text:page-number> of <text:page-count>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1"><text:span text:style-name="T9">Debit <text:s/></text:span>No.</text:p>
            </table:table-cell>
            <table:table-cell table:style-name="Table1.A2" office:value-type="string">
              <text:p text:style-name="P22">Date</text:p>
            </table:table-cell>
            <table:table-cell table:style-name="Table1.A2" office:value-type="string">
              <text:p text:style-name="P22">Name of the Party</text:p>
            </table:table-cell>
            <table:table-cell table:style-name="Table1.A2" office:value-type="string">
              <text:p text:style-name="P45">Inv. No.</text:p>
            </table:table-cell>
            <table:table-cell table:style-name="Table1.A2" office:value-type="string">
              <text:p text:style-name="P45">Inv. Date</text:p>
            </table:table-cell>
            <table:table-cell table:style-name="Table1.A2" office:value-type="string">
              <text:p text:style-name="P45">Total Amount</text:p>
            </table:table-cell>
            <table:table-cell table:style-name="Table1.A2" office:value-type="string">
              <text:p text:style-name="P45">Net Amount</text:p>
            </table:table-cell>
            <table:table-cell table:style-name="Table1.A2" office:value-type="string">
              <text:p text:style-name="P45">Other Charges <text:s text:c="3"/></text:p>
            </table:table-cell>
            <table:table-cell table:style-name="Table1.A2" office:value-type="string">
              <text:p text:style-name="P45">CenVat </text:p>
            </table:table-cell>
            <table:table-cell table:style-name="Table1.A2" office:value-type="string">
              <text:p text:style-name="P45">E/Cess</text:p>
            </table:table-cell>
            <table:table-cell table:style-name="Table1.K2" office:value-type="string">
              <text:p text:style-name="P45">S &amp; H E/Cess</text:p>
            </table:table-cell>
            <table:table-cell table:style-name="Table1.A2" office:value-type="string">
              <text:p text:style-name="P45">Tax Type ( as per fiscal position )</text:p>
            </table:table-cell>
            <table:table-cell table:style-name="Table1.A2" office:value-type="string">
              <text:p text:style-name="P45">Taxable Amount</text:p>
            </table:table-cell>
            <table:table-cell table:style-name="Table1.N2" office:value-type="string">
              <text:p text:style-name="P45">Tax Amount</text:p>
            </table:table-cell>
          </table:table-row>
        </table:table-header-rows>
        <table:table-row table:style-name="Table1.1">
          <table:table-cell table:style-name="Table1.K2" table:number-columns-spanned="3" office:value-type="string">
            <text:p text:style-name="P18"><text:span text:style-name="Source_20_Text"><text:span text:style-name="T8"><text:text-input text:description="&lt;for each=&quot;line in get_move_lines(o)&quot;&gt;">for loop start for debitor note</text:text-input></text:span></text:span></text:p>
          </table:table-cell>
          <table:covered-table-cell/>
          <table:covered-table-cell/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N3" office:value-type="string">
            <text:p text:style-name="P5"/>
          </table:table-cell>
        </table:table-row>
        <table:table-row table:style-name="Table1.1">
          <table:table-cell table:style-name="Table1.K2" table:number-columns-spanned="2" office:value-type="string">
            <text:h text:style-name="P49" text:outline-level="2"><text:text-input text:description="&lt;if test=&quot;len(line['customer'] )&gt;0&quot;&gt;">if not total</text:text-input> </text:h>
          </table:table-cell>
          <table:covered-table-cell/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N3" office:value-type="string">
            <text:p text:style-name="P5"/>
          </table:table-cell>
        </table:table-row>
        <table:table-row table:style-name="Table1.5">
          <table:table-cell table:style-name="Table1.K2" office:value-type="string">
            <text:p text:style-name="P16"><text:text-input text:description="&lt;line['debit_no']&gt;">no</text:text-input></text:p>
          </table:table-cell>
          <table:table-cell table:style-name="Table1.K2" office:value-type="string">
            <text:p text:style-name="P10"><text:text-input text:description="&lt;line['date']&gt;">date</text:text-input></text:p>
          </table:table-cell>
          <table:table-cell table:style-name="Table1.K2" office:value-type="string">
            <text:p text:style-name="P8"><text:text-input text:description="&lt;line['customer']&gt;">customer</text:text-input></text:p>
          </table:table-cell>
          <table:table-cell table:style-name="Table1.K2" office:value-type="string">
            <text:p text:style-name="P9"><text:text-input text:description="&lt;line['inv_no']&gt;">inv_no</text:text-input></text:p>
          </table:table-cell>
          <table:table-cell table:style-name="Table1.K2" office:value-type="string">
            <text:p text:style-name="P9"><text:text-input text:description="&lt;line['inv_date']&gt;">inv_date</text:text-input></text:p>
          </table:table-cell>
          <table:table-cell table:style-name="Table1.K2" office:value-type="string">
            <text:p text:style-name="P7"><text:text-input text:description="&lt;line['total_amt']&gt;">total_amt</text:text-input></text:p>
          </table:table-cell>
          <table:table-cell table:style-name="Table1.K2" office:value-type="string">
            <text:p text:style-name="P19"><text:text-input text:description="&lt;line['net_amt']&gt;">net_amt</text:text-input></text:p>
          </table:table-cell>
          <table:table-cell table:style-name="Table1.K2" office:value-type="string">
            <text:p text:style-name="P7"><text:text-input text:description="&lt;line['charges']&gt;">charges</text:text-input></text:p>
          </table:table-cell>
          <table:table-cell table:style-name="Table1.K2" office:value-type="string">
            <text:p text:style-name="P7"><text:text-input text:description="&lt;line['cen_vat']&gt;">cen_vat</text:text-input></text:p>
          </table:table-cell>
          <table:table-cell table:style-name="Table1.K2" office:value-type="string">
            <text:p text:style-name="P5"><text:text-input text:description="&lt;line['e_cess']&gt;">e_cess</text:text-input></text:p>
          </table:table-cell>
          <table:table-cell table:style-name="Table1.K2" office:value-type="string">
            <text:p text:style-name="P7"><text:text-input text:description="&lt;line['s_h_ecess']&gt;">s_h_ece</text:text-input></text:p>
          </table:table-cell>
          <table:table-cell table:style-name="Table1.K2" office:value-type="string">
            <text:p text:style-name="P17"><text:text-input text:description="&lt;line['tax_type']&gt;">tax_type</text:text-input></text:p>
          </table:table-cell>
          <table:table-cell table:style-name="Table1.K2" office:value-type="string">
            <text:p text:style-name="P5"><text:text-input text:description="&lt;line['taxable_amt']&gt;">taxable_amt</text:text-input></text:p>
          </table:table-cell>
          <table:table-cell table:style-name="Table1.N3" office:value-type="string">
            <text:p text:style-name="P5"><text:text-input text:description="&lt;line['tax_amt']&gt;">tax_amt</text:text-input></text:p>
          </table:table-cell>
        </table:table-row>
        <table:table-row table:style-name="Table1.1">
          <table:table-cell table:style-name="Table1.K2" office:value-type="string">
            <text:h text:style-name="P51" text:outline-level="2"><text:span text:style-name="Source_20_Text"><text:span text:style-name="T6"><text:text-input text:description="&lt;/if&gt;">end if</text:text-input></text:span></text:span></text:h>
          </table:table-cell>
          <table:table-cell table:style-name="Table1.K2" office:value-type="string">
            <text:p text:style-name="P11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6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N3" office:value-type="string">
            <text:p text:style-name="P5"/>
          </table:table-cell>
        </table:table-row>
        <table:table-row table:style-name="Table1.1">
          <table:table-cell table:style-name="Table1.K2" office:value-type="string">
            <text:h text:style-name="P50" text:outline-level="2"><text:text-input text:description="&lt;if test=&quot;line['sum_total_amt']&quot;&gt;">if total</text:text-input> </text:h>
          </table:table-cell>
          <table:table-cell table:style-name="Table1.K2" office:value-type="string">
            <text:p text:style-name="P15">31/07/2014</text:p>
          </table:table-cell>
          <table:table-cell table:style-name="Table1.K2" office:value-type="string">
            <text:p text:style-name="P8">MGM Engineering Corpor..</text:p>
          </table:table-cell>
          <table:table-cell table:style-name="Table1.K2" office:value-type="string">
            <text:p text:style-name="P20">PJT/2014/04/1681 </text:p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5"/>
          </table:table-cell>
          <table:table-cell table:style-name="Table1.N3" office:value-type="string">
            <text:p text:style-name="P5"/>
          </table:table-cell>
        </table:table-row>
        <table:table-row table:style-name="Table1.1">
          <table:table-cell table:style-name="Table1.K2" table:number-columns-spanned="2" office:value-type="string">
            <text:p text:style-name="P4"/>
          </table:table-cell>
          <table:covered-table-cell/>
          <table:table-cell table:style-name="Table1.K2" office:value-type="string">
            <text:p text:style-name="P3"/>
          </table:table-cell>
          <table:table-cell table:style-name="Table1.K2" office:value-type="string">
            <text:p text:style-name="P3"/>
          </table:table-cell>
          <table:table-cell table:style-name="Table1.K2" office:value-type="string">
            <text:p text:style-name="P31">Total</text:p>
          </table:table-cell>
          <table:table-cell table:style-name="Table1.K2" office:value-type="string">
            <text:p text:style-name="P23"><text:text-input text:description="&lt;line['sum_total_amt']&gt;">total_amt</text:text-input></text:p>
          </table:table-cell>
          <table:table-cell table:style-name="Table1.K2" office:value-type="string">
            <text:p text:style-name="P29"><text:text-input text:description="&lt;line['net_amt']&gt;">net_amt</text:text-input></text:p>
          </table:table-cell>
          <table:table-cell table:style-name="Table1.K2" office:value-type="string">
            <text:p text:style-name="P23"><text:text-input text:description="&lt;line['charges']&gt;">charges</text:text-input></text:p>
          </table:table-cell>
          <table:table-cell table:style-name="Table1.K2" office:value-type="string">
            <text:p text:style-name="P23"><text:text-input text:description="&lt;line['cen_vat']&gt;">cen_vat</text:text-input></text:p>
          </table:table-cell>
          <table:table-cell table:style-name="Table1.K2" office:value-type="string">
            <text:p text:style-name="P27"><text:text-input text:description="&lt;line['e_cess']&gt;">e_cess</text:text-input></text:p>
          </table:table-cell>
          <table:table-cell table:style-name="Table1.K2" office:value-type="string">
            <text:p text:style-name="P23"><text:text-input text:description="&lt;line['s_h_ecess']&gt;">s_h_ece</text:text-input></text:p>
          </table:table-cell>
          <table:table-cell table:style-name="Table1.K2" office:value-type="string">
            <text:p text:style-name="P27"><text:text-input text:description="&lt;line['tax_type']&gt;">tax_type</text:text-input></text:p>
          </table:table-cell>
          <table:table-cell table:style-name="Table1.K2" office:value-type="string">
            <text:p text:style-name="P27"><text:text-input text:description="&lt;line['taxable_amt']&gt;">taxable_amt</text:text-input></text:p>
          </table:table-cell>
          <table:table-cell table:style-name="Table1.N3" office:value-type="string">
            <text:p text:style-name="P27"><text:text-input text:description="&lt;line['tax_amt']&gt;">tax_amt</text:text-input></text:p>
          </table:table-cell>
        </table:table-row>
        <table:table-row table:style-name="Table1.1">
          <table:table-cell table:style-name="Table1.K2" office:value-type="string">
            <text:h text:style-name="P52" text:outline-level="2"><text:span text:style-name="Source_20_Text"><text:span text:style-name="T6"><text:text-input text:description="&lt;/if&gt;">end if</text:text-input></text:span></text:span></text:h>
          </table:table-cell>
          <table:table-cell table:style-name="Table1.K2" office:value-type="string">
            <text:p text:style-name="P12">2014-04-27</text:p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14">9428</text:p>
          </table:table-cell>
          <table:table-cell table:style-name="Table1.K2" office:value-type="string">
            <text:p text:style-name="P13">2014-04-27</text:p>
          </table:table-cell>
          <table:table-cell table:style-name="Table1.K2" office:value-type="string">
            <text:p text:style-name="P30">6,7<text:span text:style-name="T10">88,</text:span>32.00</text:p>
          </table:table-cell>
          <table:table-cell table:style-name="Table1.K2" office:value-type="string">
            <text:p text:style-name="P30">6,732.00</text:p>
          </table:table-cell>
          <table:table-cell table:style-name="Table1.K2" office:value-type="string">
            <text:p text:style-name="P26">0.0</text:p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25">0.0</text:p>
          </table:table-cell>
          <table:table-cell table:style-name="Table1.K2" office:value-type="string">
            <text:p text:style-name="P24">0.0</text:p>
          </table:table-cell>
          <table:table-cell table:style-name="Table1.K2" office:value-type="string">
            <text:p text:style-name="P5"/>
          </table:table-cell>
          <table:table-cell table:style-name="Table1.K2" office:value-type="string">
            <text:p text:style-name="P28">6,732.00</text:p>
          </table:table-cell>
          <table:table-cell table:style-name="Table1.N3" office:value-type="string">
            <text:p text:style-name="P28">6,732.00</text:p>
          </table:table-cell>
        </table:table-row>
        <table:table-row table:style-name="Table1.1">
          <table:table-cell table:style-name="Table1.N3" table:number-columns-spanned="14" office:value-type="string">
            <text:p text:style-name="Table_20_Contents"><text:span text:style-name="Source_20_Text"><text:span text:style-name="T7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table:number-columns-spanned="14" office:value-type="string">
            <text:p text:style-name="P36">Printed on <text:s/><text:date style:data-style-name="N79" text:date-value="2017-01-31T11:35:08.302954374">Tuesday, January 31, 2017</text:date> at <text:time style:data-style-name="N43" text:time-value="2017-01-31T11:35:08.303090790">11:35:07 AM</text:ti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35"><text:text-input text:description="&lt;for each=&quot;line in get_move_lines(o,'summary')&quot;&gt;">for loop star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2"><text:text-input text:description="&lt;if test=&quot;line['header']==True&quot;&gt;">if heade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37"><text:text-input text:description="&lt;line['param']&gt;">param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39"/>
          </table:table-cell>
          <table:table-cell table:style-name="Table2.A4" office:value-type="string">
            <text:p text:style-name="P40">Taxable</text:p>
          </table:table-cell>
          <table:table-cell table:style-name="Table2.A4" office:value-type="string">
            <text:p text:style-name="P40">Tax</text:p>
          </table:table-cell>
          <table:table-cell table:style-name="Table2.A1" office:value-type="string">
            <text:p text:style-name="P41"><text:text-input text:description="&lt;line['freight']&gt;">Freight</text:text-input></text:p>
          </table:table-cell>
        </table:table-row>
        <table:table-row>
          <table:table-cell table:style-name="Table2.A5" office:value-type="string">
            <text:p text:style-name="P35"><text:text-input text:description="&lt;/if&gt;">end if</text:text-input></text:p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40"/>
          </table:table-cell>
          <table:table-cell table:style-name="Table2.A2" office:value-type="string">
            <text:p text:style-name="P40"/>
          </table:table-cell>
        </table:table-row>
        <table:table-row>
          <table:table-cell table:style-name="Table2.A5" office:value-type="string">
            <text:p text:style-name="P33"><text:text-input text:description="&lt;if test=&quot;line['header']==False&quot;&gt;">if not header</text:text-input></text:p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42"/>
          </table:table-cell>
          <table:table-cell table:style-name="Table2.A2" office:value-type="string">
            <text:p text:style-name="P43"/>
          </table:table-cell>
        </table:table-row>
        <table:table-row>
          <table:table-cell table:style-name="Table2.A4" office:value-type="string">
            <text:p text:style-name="P38"><text:text-input text:description="&lt;line['param']&gt;">param</text:text-input></text:p>
          </table:table-cell>
          <table:table-cell table:style-name="Table2.A4" office:value-type="string">
            <text:p text:style-name="P42"><text:text-input text:description="&lt;line['taxable']&gt;">Taxable</text:text-input></text:p>
          </table:table-cell>
          <table:table-cell table:style-name="Table2.A4" office:value-type="string">
            <text:p text:style-name="P42"><text:text-input text:description="&lt;line['tax']&gt;">Tax</text:text-input></text:p>
          </table:table-cell>
          <table:table-cell table:style-name="Table2.A1" office:value-type="string">
            <text:p text:style-name="P44"><text:text-input text:description="&lt;line['freight']&gt;">Freight</text:text-input></text:p>
          </table:table-cell>
        </table:table-row>
        <table:table-row>
          <table:table-cell table:style-name="Table2.A5" office:value-type="string">
            <text:p text:style-name="P34"><text:text-input text:description="&lt;/if&gt;">end if loop</text:text-input></text:p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42"/>
          </table:table-cell>
          <table:table-cell table:style-name="Table2.A2" office:value-type="string">
            <text:p text:style-name="P43"/>
          </table:table-cell>
        </table:table-row>
        <table:table-row>
          <table:table-cell table:style-name="Table2.A5" office:value-type="string">
            <text:p text:style-name="P35"><text:text-input text:description="&lt;/for&gt;">for loop end</text:text-input></text:p>
          </table:table-cell>
          <table:table-cell table:style-name="Table2.A5" office:value-type="string">
            <text:p text:style-name="P42"/>
          </table:table-cell>
          <table:table-cell table:style-name="Table2.A5" office:value-type="string">
            <text:p text:style-name="P42"/>
          </table:table-cell>
          <table:table-cell table:style-name="Table2.A2" office:value-type="string">
            <text:p text:style-name="P43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077b10a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077df8d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officeooo:paragraph-rsid="0011b0cf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53ff05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style:text-underline-style="none" officeooo:rsid="0026cfbf" style:font-name-complex="Arial"/>
    </style:style>
    <style:style style:name="MT3" style:family="text">
      <style:text-properties style:text-underline-style="none" officeooo:rsid="00511888" style:font-name-complex="Arial"/>
    </style:style>
    <style:style style:name="MT4" style:family="text">
      <style:text-properties style:text-underline-style="none" officeooo:rsid="00398346" style:font-name-complex="Arial"/>
    </style:style>
    <style:style style:name="MT5" style:family="text">
      <style:text-properties style:text-underline-style="none" officeooo:rsid="00adcd69" style:font-name-complex="Arial"/>
    </style:style>
    <style:page-layout style:name="Mpm1">
      <style:page-layout-properties fo:page-width="29.7cm" fo:page-height="21.001cm" style:num-format="1" style:print-orientation="landscape" fo:margin-top="1.27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7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/>
        <text:p text:style-name="MP4"><text:span text:style-name="MT2">DEB</text:span><text:span text:style-name="MT3">I</text:span><text:span text:style-name="MT2">T </text:span><text:span text:style-name="MT4">NOTE REGISTER FROM </text:span><text:span text:style-name="MT5"><text:s/></text:span><text:span text:style-name="MT5"><text:text-input text:description="&lt;formatLang(o.date_start,date = True) &gt;">start date</text:text-input></text:span><text:span text:style-name="MT5"> </text:span><text:span text:style-name="MT4">TO </text:span><text:span text:style-name="MT4"><text:text-input text:description="&lt;formatLang(o.date_stop,date = True) &gt;">end date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26T10:00:09.907487332</meta:creation-date>
    <meta:generator>LibreOffice/4.2.8.2$Linux_X86_64 LibreOffice_project/420m0$Build-2</meta:generator>
    <dc:date>2017-01-31T11:35:08.132746133</dc:date>
    <meta:editing-duration>PT9H2M11S</meta:editing-duration>
    <meta:editing-cycles>97</meta:editing-cycles>
    <meta:document-statistic meta:table-count="2" meta:image-count="0" meta:object-count="0" meta:page-count="1" meta:paragraph-count="76" meta:word-count="232" meta:character-count="877" meta:non-whitespace-character-count="798"/>
  </office:meta>
</office:document-meta>
</file>